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HG Mincho Light J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HG Mincho Light J2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51cm" draw:marker-start-width="0.457cm" draw:marker-end-width="0.457cm" draw:fill="none" fo:min-height="0.7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Arial1" fo:font-size="22pt"/>
    </style:style>
    <style:style style:name="P3" style:family="paragraph">
      <style:text-properties style:font-name="Arial1" fo:font-size="22pt"/>
    </style:style>
    <style:style style:name="P4" style:family="paragraph">
      <style:paragraph-properties fo:margin-left="2.641cm" fo:margin-right="0cm" fo:text-indent="-1.055cm"/>
    </style:style>
    <style:style style:name="P5" style:family="paragraph">
      <loext:graphic-properties draw:fill="none"/>
      <style:paragraph-properties fo:margin-left="2.641cm" fo:margin-right="0cm" fo:text-indent="-1.055cm"/>
      <style:text-properties style:font-name="Arial1" style:font-name-asian="Arial1" style:font-name-complex="Arial1"/>
    </style:style>
    <style:style style:name="T1" style:family="text">
      <style:text-properties fo:color="#ff0000" style:font-name="Arial2" fo:font-size="22pt" fo:font-weight="bold" style:font-name-asian="Arial2" style:font-name-complex="Arial2"/>
    </style:style>
    <style:style style:name="T2" style:family="text">
      <style:text-properties fo:color="#ff0000" style:font-name="Arial1" fo:font-size="22pt" fo:font-weight="bold"/>
    </style:style>
    <style:style style:name="T3" style:family="text">
      <style:text-properties style:font-name="Arial1" fo:font-size="22pt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1.81cm" svg:height="1.12cm" svg:x="3.907cm" svg:y="3.825cm">
          <draw:text-box>
            <text:p text:style-name="P1"><text:span text:style-name="T1">◊</text:span><text:span text:style-name="T2">S</text:span></text:p>
          </draw:text-box>
        </draw:frame>
        <draw:frame draw:style-name="gr1" draw:text-style-name="P2" xml:id="id4" draw:id="id4" draw:layer="layout" svg:width="1.649cm" svg:height="1.12cm" svg:x="-0.292cm" svg:y="3.825cm">
          <draw:text-box>
            <text:p text:style-name="P1"><text:span text:style-name="T1">◊</text:span><text:span text:style-name="T2">P</text:span></text:p>
          </draw:text-box>
        </draw:frame>
        <draw:frame draw:style-name="gr1" draw:text-style-name="P2" xml:id="id3" draw:id="id3" draw:layer="layout" svg:width="0.899cm" svg:height="1.12cm" svg:x="0.083cm" svg:y="-0.075cm">
          <draw:text-box>
            <text:p text:style-name="P1"><text:span text:style-name="T2">P</text:span></text:p>
          </draw:text-box>
        </draw:frame>
        <draw:connector draw:style-name="gr2" draw:text-style-name="P3" draw:layer="layout" draw:type="line" svg:x1="4.812cm" svg:y1="1.045cm" svg:x2="4.812cm" svg:y2="3.825cm" draw:start-shape="id1" draw:start-glue-point="2" draw:end-shape="id2" draw:end-glue-point="0" svg:d="M4812 1045v2780" svg:viewBox="0 0 1 2781">
          <text:p/>
        </draw:connector>
        <draw:connector draw:style-name="gr3" draw:text-style-name="P3" draw:layer="layout" draw:type="line" svg:x1="0.982cm" svg:y1="0.485cm" svg:x2="4.363cm" svg:y2="0.485cm" draw:start-shape="id3" draw:start-glue-point="1" draw:end-shape="id1" draw:end-glue-point="3" svg:d="M982 485h3381" svg:viewBox="0 0 3382 1">
          <text:p/>
        </draw:connector>
        <draw:connector draw:style-name="gr3" draw:text-style-name="P3" draw:layer="layout" draw:type="line" svg:x1="0.532cm" svg:y1="1.045cm" svg:x2="0.532cm" svg:y2="3.825cm" draw:start-shape="id3" draw:start-glue-point="2" draw:end-shape="id4" draw:end-glue-point="0" svg:d="M532 1045v2780" svg:viewBox="0 0 1 2781">
          <text:p/>
        </draw:connector>
        <draw:connector draw:style-name="gr3" draw:text-style-name="P3" draw:layer="layout" draw:type="line" svg:x1="1.357cm" svg:y1="4.385cm" svg:x2="3.907cm" svg:y2="4.385cm" draw:start-shape="id4" draw:start-glue-point="1" draw:end-shape="id2" draw:end-glue-point="3" svg:d="M1357 4385h2550" svg:viewBox="0 0 2551 1">
          <text:p/>
        </draw:connector>
        <draw:frame draw:style-name="gr1" draw:text-style-name="P2" xml:id="id1" draw:id="id1" draw:layer="layout" svg:width="0.899cm" svg:height="1.12cm" svg:x="4.363cm" svg:y="-0.075cm">
          <draw:text-box>
            <text:p text:style-name="P1"><text:span text:style-name="T2">S</text:span></text:p>
          </draw:text-box>
        </draw:frame>
        <draw:frame draw:style-name="gr1" draw:text-style-name="P2" xml:id="id6" draw:id="id6" draw:layer="layout" svg:width="1.62cm" svg:height="1.12cm" svg:x="8.507cm" svg:y="3.825cm">
          <draw:text-box>
            <text:p text:style-name="P1"><text:span text:style-name="T1">◊</text:span><text:span text:style-name="T1">W</text:span></text:p>
          </draw:text-box>
        </draw:frame>
        <draw:frame draw:style-name="gr1" draw:text-style-name="P2" xml:id="id5" draw:id="id5" draw:layer="layout" svg:width="0.899cm" svg:height="1.12cm" svg:x="8.89cm" svg:y="-0.075cm">
          <draw:text-box>
            <text:p text:style-name="P1"><text:span text:style-name="T2">W</text:span></text:p>
          </draw:text-box>
        </draw:frame>
        <draw:connector draw:style-name="gr4" draw:text-style-name="P3" draw:layer="layout" draw:type="line" svg:x1="5.262cm" svg:y1="0.485cm" svg:x2="8.89cm" svg:y2="0.485cm" draw:start-shape="id1" draw:start-glue-point="1" draw:end-shape="id5" draw:end-glue-point="3" svg:d="M5262 485h3628" svg:viewBox="0 0 3629 1">
          <text:p><text:span text:style-name="T3"><text:s/></text:span></text:p>
        </draw:connector>
        <draw:connector draw:style-name="gr3" draw:text-style-name="P3" draw:layer="layout" draw:type="line" svg:x1="5.717cm" svg:y1="4.385cm" svg:x2="8.507cm" svg:y2="4.385cm" draw:start-shape="id2" draw:start-glue-point="1" draw:end-shape="id6" draw:end-glue-point="3" svg:d="M5717 4385h2790" svg:viewBox="0 0 2791 1">
          <text:p/>
        </draw:connector>
        <draw:connector draw:style-name="gr5" draw:text-style-name="P3" draw:layer="layout" draw:type="line" svg:x1="9.339cm" svg:y1="1.045cm" svg:x2="9.317cm" svg:y2="3.825cm" draw:start-shape="id5" draw:end-shape="id6" svg:d="M9339 1045l-22 2780" svg:viewBox="0 0 23 2781">
          <text:p><text:span text:style-name="T3"><text:s/></text:span></text:p>
        </draw:connector>
        <draw:frame draw:style-name="gr6" draw:text-style-name="P5" draw:layer="layout" svg:width="4.545cm" svg:height="0.963cm" svg:x="0.341cm" svg:y="0.286cm">
          <draw:text-box>
            <text:p text:style-name="P4"><text:span text:style-name="T4">≥</text:span></text:p>
          </draw:text-box>
        </draw:frame>
        <draw:frame draw:style-name="gr7" draw:text-style-name="P5" draw:layer="layout" svg:width="4.545cm" svg:height="0.963cm" svg:x="0.341cm" svg:y="3.578cm">
          <draw:text-box>
            <text:p text:style-name="P4"><text:span text:style-name="T4">≥</text:span></text:p>
          </draw:text-box>
        </draw:frame>
        <draw:frame draw:style-name="gr7" draw:text-style-name="P5" draw:layer="layout" svg:width="4.545cm" svg:height="0.963cm" svg:x="4.872cm" svg:y="3.619cm">
          <draw:text-box>
            <text:p text:style-name="P4"><text:span text:style-name="T4">≥</text:span></text:p>
          </draw:text-box>
        </draw:frame>
        <draw:frame draw:style-name="gr6" draw:text-style-name="P5" draw:layer="layout" svg:width="4.545cm" svg:height="0.963cm" svg:x="4.872cm" svg:y="0.289cm">
          <draw:text-box>
            <text:p text:style-name="P4"><text:span text:style-name="T4">≥</text:span></text:p>
          </draw:text-box>
        </draw:frame>
        <draw:frame draw:style-name="gr6" draw:text-style-name="P5" draw:layer="layout" svg:width="4.545cm" svg:height="0.963cm" svg:x="7.572cm" svg:y="1.661cm">
          <draw:text-box>
            <text:p text:style-name="P4"><text:span text:style-name="T4">≥</text:span></text:p>
          </draw:text-box>
        </draw:frame>
        <draw:frame draw:style-name="gr6" draw:text-style-name="P5" draw:layer="layout" svg:width="4.545cm" svg:height="0.963cm" svg:x="-1.208cm" svg:y="1.661cm">
          <draw:text-box>
            <text:p text:style-name="P4"><text:span text:style-name="T4">≥</text:span></text:p>
          </draw:text-box>
        </draw:frame>
        <draw:frame draw:style-name="gr6" draw:text-style-name="P5" draw:layer="layout" svg:width="4.545cm" svg:height="0.963cm" svg:x="3.026cm" svg:y="1.661cm">
          <draw:text-box>
            <text:p text:style-name="P4"><text:span text:style-name="T4">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HG Mincho Light J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HG Mincho Light J2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style:text-line-through-type="none" style:font-name="HG Mincho Light J1" fo:font-family="'HG Mincho Light J'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HG Mincho Light J1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10-05T10:12:24</meta:creation-date>
    <dc:date>2016-03-09T09:12:08.696367000</dc:date>
    <meta:editing-duration>PT10M17S</meta:editing-duration>
    <meta:editing-cycles>5</meta:editing-cycles>
    <meta:generator>LibreOffice/5.1.0.3$MacOSX_X86_64 LibreOffice_project/5e3e00a007d9b3b6efb6797a8b8e57b51ab1f737</meta:generator>
    <meta:document-statistic meta:object-count="20"/>
  </office:meta>
</office:document-meta>
</file>